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923cm" loext:decorative="false"/>
      <style:paragraph-properties style:writing-mode="lr-tb"/>
    </style:style>
    <style:style style:name="gr2" style:family="graphic" style:parent-style-name="standard">
      <style:graphic-properties draw:stroke="solid" svg:stroke-color="#1c1c1c" draw:fill="solid" draw:fill-color="#e0bae0" draw:textarea-horizontal-align="justify" draw:textarea-vertical-align="middle" draw:auto-grow-height="false" fo:min-height="13.681cm" fo:min-width="3.945cm" loext:decorative="false"/>
    </style:style>
    <style:style style:name="gr3" style:family="graphic" style:parent-style-name="standard">
      <style:graphic-properties draw:stroke="solid" svg:stroke-color="#1c1c1c" draw:fill="solid" draw:fill-color="#ffdbb6" draw:textarea-horizontal-align="justify" draw:textarea-vertical-align="middle" draw:auto-grow-height="false" fo:min-height="13.72cm" fo:min-width="3.94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 loext:decorative="false"/>
      <style:paragraph-properties style:writing-mode="lr-tb"/>
    </style:style>
    <style:style style:name="gr6" style:family="graphic" style:parent-style-name="standard">
      <style:graphic-properties draw:stroke="solid" svg:stroke-width="0.1cm" svg:stroke-color="#000000" draw:marker-start="Pontas_20_das_20_setas_20_1" draw:marker-start-width="0.45cm" draw:marker-end="Pontas_20_das_20_setas_20_2" draw:marker-end-width="0.45cm" draw:fill="solid" draw:fill-color="#000000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14cm" loext:decorative="false"/>
      <style:paragraph-properties style:writing-mode="lr-tb"/>
    </style:style>
    <style:style style:name="gr9" style:family="graphic" style:parent-style-name="standard">
      <style:graphic-properties svg:stroke-color="#1c1c1c" draw:fill-color="#1c1c1c" draw:textarea-horizontal-align="justify" draw:textarea-vertical-align="middle" draw:auto-grow-height="false" fo:min-height="0cm" fo:min-width="0cm" loext:decorative="false"/>
    </style:style>
    <style:style style:name="gr10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Inconsolata" fo:font-size="18pt" fo:font-weight="bold"/>
    </style:style>
    <style:style style:name="P3" style:family="paragraph">
      <loext:graphic-properties draw:fill="solid" draw:fill-color="#e0bae0"/>
      <style:paragraph-properties fo:text-align="center"/>
    </style:style>
    <style:style style:name="P4" style:family="paragraph">
      <loext:graphic-properties draw:fill="solid" draw:fill-color="#ffdbb6"/>
      <style:paragraph-properties fo:text-align="center"/>
    </style:style>
    <style:style style:name="P5" style:family="paragraph">
      <loext:graphic-properties draw:fill="none" draw:fill-color="#ffffff"/>
      <style:text-properties style:font-name="Inconsolata" fo:font-size="20pt" style:font-size-asian="20pt" style:font-size-complex="20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Inconsolata" fo:font-size="20pt" style:font-size-asian="20pt" style:font-size-complex="20pt"/>
    </style:style>
    <style:style style:name="P8" style:family="paragraph">
      <loext:graphic-properties draw:fill-color="#1c1c1c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style:font-name="Inconsolata" fo:font-size="26pt" fo:font-weight="bold" style:font-size-asian="26pt" style:font-size-complex="26pt"/>
    </style:style>
    <style:style style:name="T2" style:family="text">
      <style:text-properties style:font-name="Inconsolata" fo:font-size="20pt" style:font-size-asian="20pt" style:font-size-complex="20pt"/>
    </style:style>
    <style:style style:name="T3" style:family="text">
      <style:text-properties style:font-name="Inconsolata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8.256cm" svg:height="2.173cm" svg:x="4.779cm" svg:y="-0.165cm">
          <draw:text-box>
            <text:p text:style-name="P1"><text:span text:style-name="T1">Unbuffered IO</text:span></text:p>
          </draw:text-box>
        </draw:frame>
        <draw:custom-shape draw:style-name="gr2" draw:text-style-name="P3" draw:layer="layout" svg:width="4.445cm" svg:height="13.931cm" svg:x="1.77cm" svg:y="5.7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13.97cm" svg:x="11.695cm" svg:y="5.71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1cm" svg:height="1.733cm" svg:x="12.03cm" svg:y="5.959cm">
          <draw:text-box>
            <text:p><text:span text:style-name="T2">Operating system</text:span></text:p>
          </draw:text-box>
        </draw:frame>
        <draw:frame draw:style-name="gr5" draw:text-style-name="P5" draw:layer="layout" svg:width="3.81cm" svg:height="0.992cm" svg:x="2.13cm" svg:y="6.16cm">
          <draw:text-box>
            <text:p><text:span text:style-name="T2">Program</text:span></text:p>
          </draw:text-box>
        </draw:frame>
        <draw:line draw:style-name="gr6" draw:text-style-name="P6" draw:layer="layout" svg:x1="6.885cm" svg:y1="8.148cm" svg:x2="11.095cm" svg:y2="8.148cm">
          <text:p/>
        </draw:line>
        <draw:line draw:style-name="gr6" draw:text-style-name="P6" draw:layer="layout" svg:x1="6.885cm" svg:y1="10.448cm" svg:x2="11.095cm" svg:y2="10.448cm">
          <text:p/>
        </draw:line>
        <draw:line draw:style-name="gr6" draw:text-style-name="P6" draw:layer="layout" svg:x1="6.885cm" svg:y1="12.648cm" svg:x2="11.095cm" svg:y2="12.648cm">
          <text:p/>
        </draw:line>
        <draw:line draw:style-name="gr6" draw:text-style-name="P6" draw:layer="layout" svg:x1="6.885cm" svg:y1="14.948cm" svg:x2="11.095cm" svg:y2="14.948cm">
          <text:p/>
        </draw:line>
        <draw:line draw:style-name="gr6" draw:text-style-name="P6" draw:layer="layout" svg:x1="6.885cm" svg:y1="17.248cm" svg:x2="11.095cm" svg:y2="17.248cm">
          <text:p/>
        </draw:line>
        <draw:frame draw:style-name="gr7" draw:text-style-name="P5" draw:layer="layout" svg:width="12.34cm" svg:height="2.474cm" svg:x="2.83cm" svg:y="1.76cm">
          <draw:text-box>
            <text:p><text:span text:style-name="T2">Each arrow below is a different syscall made to the OS to read a single byte from the file.</text:span></text:p>
          </draw:text-box>
        </draw:frame>
        <draw:frame draw:style-name="gr8" draw:text-style-name="P7" draw:layer="layout" svg:width="1.625cm" svg:height="1.064cm" svg:x="8.12cm" svg:y="6.824cm">
          <draw:text-box>
            <text:p text:style-name="P1"><text:span text:style-name="T3">L</text:span></text:p>
          </draw:text-box>
        </draw:frame>
        <draw:frame draw:style-name="gr8" draw:text-style-name="P7" draw:layer="layout" svg:width="1.625cm" svg:height="1.064cm" svg:x="8.121cm" svg:y="9.224cm">
          <draw:text-box>
            <text:p text:style-name="P1"><text:span text:style-name="T3">o</text:span></text:p>
          </draw:text-box>
        </draw:frame>
        <draw:frame draw:style-name="gr8" draw:text-style-name="P7" draw:layer="layout" svg:width="1.625cm" svg:height="1.064cm" svg:x="8.121cm" svg:y="11.424cm">
          <draw:text-box>
            <text:p text:style-name="P1"><text:span text:style-name="T3">r</text:span></text:p>
          </draw:text-box>
        </draw:frame>
        <draw:frame draw:style-name="gr8" draw:text-style-name="P7" draw:layer="layout" svg:width="1.625cm" svg:height="1.064cm" svg:x="8.122cm" svg:y="13.724cm">
          <draw:text-box>
            <text:p text:style-name="P1"><text:span text:style-name="T3">e</text:span></text:p>
          </draw:text-box>
        </draw:frame>
        <draw:frame draw:style-name="gr8" draw:text-style-name="P7" draw:layer="layout" svg:width="1.625cm" svg:height="1.064cm" svg:x="8.123cm" svg:y="15.924cm">
          <draw:text-box>
            <text:p text:style-name="P1"><text:span text:style-name="T3">m</text:span></text:p>
          </draw:text-box>
        </draw:frame>
        <draw:custom-shape draw:style-name="gr9" draw:text-style-name="P8" draw:layer="layout" svg:width="0.176cm" svg:height="0.176cm" svg:x="8.845cm" svg:y="17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176cm" svg:height="0.176cm" svg:x="8.846cm" svg:y="18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176cm" svg:height="0.176cm" svg:x="8.846cm" svg:y="18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492cm" svg:height="7.575cm" svg:x="2.253cm" svg:y="2.485cm"/>
      <draw:page-thumbnail draw:layer="backgroundobjects" svg:width="6.492cm" svg:height="7.575cm" svg:x="2.253cm" svg:y="11.061cm"/>
      <draw:page-thumbnail draw:layer="backgroundobjects" svg:width="6.492cm" svg:height="7.575cm" svg:x="2.253cm" svg:y="19.637cm"/>
      <draw:page-thumbnail draw:layer="backgroundobjects" svg:width="6.492cm" svg:height="7.575cm" svg:x="12.253cm" svg:y="2.485cm"/>
      <draw:page-thumbnail draw:layer="backgroundobjects" svg:width="6.492cm" svg:height="7.575cm" svg:x="12.253cm" svg:y="11.061cm"/>
      <draw:page-thumbnail draw:layer="backgroundobjects" svg:width="6.492cm" svg:height="7.575cm" svg:x="12.253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399cm" svg:y="0.628cm" presentation:class="title" presentation:placeholder="true">
        <draw:text-box/>
      </draw:frame>
      <draw:frame presentation:style-name="Default-outline1" draw:layer="backgroundobjects" svg:width="25.199cm" svg:height="9.134cm" svg:x="1.399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7:40:15.051316455</meta:creation-date>
    <dc:date>2024-08-22T08:29:20.550663183</dc:date>
    <meta:editing-duration>PT1H12M32S</meta:editing-duration>
    <meta:editing-cycles>79</meta:editing-cycles>
    <meta:generator>LibreOffice/24.2.5.2$Linux_X86_64 LibreOffice_project/420$Build-2</meta:generator>
    <meta:document-statistic meta:object-count="42"/>
  </office:meta>
</office:document-meta>
</file>